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9dc8e" officeooo:paragraph-rsid="0009dc8e" style:font-size-asian="12.25pt" style:font-size-complex="14pt"/>
    </style:style>
    <style:style style:name="P2" style:family="paragraph" style:parent-style-name="Text_20_body">
      <style:text-properties fo:font-size="14pt" officeooo:rsid="000c4306" officeooo:paragraph-rsid="000c4306" style:font-size-asian="12.25pt" style:font-size-complex="14pt"/>
    </style:style>
    <style:style style:name="P3" style:family="paragraph" style:parent-style-name="Text_20_body">
      <style:text-properties fo:font-size="14pt" officeooo:rsid="000eb796" officeooo:paragraph-rsid="000eb796" style:font-size-asian="12.25pt" style:font-size-complex="14pt"/>
    </style:style>
    <style:style style:name="P4" style:family="paragraph" style:parent-style-name="Text_20_body">
      <style:text-properties fo:font-size="14pt" officeooo:rsid="00109dc0" officeooo:paragraph-rsid="00109dc0" style:font-size-asian="12.25pt" style:font-size-complex="14pt"/>
    </style:style>
    <style:style style:name="P5" style:family="paragraph" style:parent-style-name="Text_20_body">
      <style:text-properties fo:font-size="14pt" officeooo:rsid="001215cd" officeooo:paragraph-rsid="001215cd" style:font-size-asian="12.25pt" style:font-size-complex="14pt"/>
    </style:style>
    <style:style style:name="P6" style:family="paragraph" style:parent-style-name="Text_20_body">
      <style:text-properties fo:font-size="14pt" fo:font-weight="bold" officeooo:rsid="000c4306" officeooo:paragraph-rsid="000c4306" style:font-size-asian="12.25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rsid="001215cd" officeooo:paragraph-rsid="001215cd" style:font-size-asian="12.25pt" style:font-weight-asian="bold" style:font-size-complex="14pt" style:font-weight-complex="bold"/>
    </style:style>
    <style:style style:name="P8" style:family="paragraph" style:parent-style-name="Text_20_body">
      <style:text-properties officeooo:rsid="0009dc8e" officeooo:paragraph-rsid="0009dc8e"/>
    </style:style>
    <style:style style:name="P9" style:family="paragraph" style:parent-style-name="Text_20_body">
      <style:text-properties officeooo:paragraph-rsid="00156ed8"/>
    </style:style>
    <style:style style:name="P10" style:family="paragraph" style:parent-style-name="Text_20_body">
      <style:text-properties fo:font-weight="bold" officeooo:rsid="00156ed8" officeooo:paragraph-rsid="00156ed8" style:font-weight-asian="bold" style:font-weight-complex="bold"/>
    </style:style>
    <style:style style:name="P11" style:family="paragraph" style:parent-style-name="Heading_20_3">
      <style:text-properties officeooo:rsid="00156ed8" officeooo:paragraph-rsid="00156ed8"/>
    </style:style>
    <style:style style:name="P12" style:family="paragraph" style:parent-style-name="Heading_20_3">
      <style:text-properties officeooo:rsid="0009dc8e" officeooo:paragraph-rsid="0009dc8e"/>
    </style:style>
    <style:style style:name="P13" style:family="paragraph" style:parent-style-name="Heading_20_3">
      <style:text-properties officeooo:rsid="0006ee16" officeooo:paragraph-rsid="0006ee16"/>
    </style:style>
    <style:style style:name="P14" style:family="paragraph" style:parent-style-name="Text_20_body" style:list-style-name="L1">
      <style:text-properties officeooo:rsid="0009dc8e" officeooo:paragraph-rsid="0009dc8e"/>
    </style:style>
    <style:style style:name="P15" style:family="paragraph" style:parent-style-name="Text_20_body">
      <style:text-properties officeooo:rsid="0009dc8e" officeooo:paragraph-rsid="0009dc8e"/>
    </style:style>
    <style:style style:name="P16" style:family="paragraph" style:parent-style-name="Text_20_body" style:list-style-name="L2">
      <style:text-properties fo:font-size="14pt" officeooo:rsid="0006ee16" officeooo:paragraph-rsid="0006ee16" style:font-size-asian="12.25pt" style:font-size-complex="14pt"/>
    </style:style>
    <style:style style:name="P17" style:family="paragraph" style:parent-style-name="Text_20_body" style:list-style-name="L2">
      <style:text-properties fo:font-size="14pt" officeooo:rsid="00081f82" officeooo:paragraph-rsid="00081f82" style:font-size-asian="12.25pt" style:font-size-complex="14pt"/>
    </style:style>
    <style:style style:name="P18" style:family="paragraph" style:parent-style-name="Text_20_body" style:list-style-name="L2">
      <style:text-properties fo:font-size="14pt" officeooo:rsid="0009dc8e" officeooo:paragraph-rsid="0009dc8e" style:font-size-asian="12.25pt" style:font-size-complex="14pt"/>
    </style:style>
    <style:style style:name="P19" style:family="paragraph" style:parent-style-name="Text_20_body">
      <style:text-properties officeooo:rsid="0017a018" officeooo:paragraph-rsid="0017a018"/>
    </style:style>
    <style:style style:name="T1" style:family="text">
      <style:text-properties officeooo:rsid="00081f82"/>
    </style:style>
    <style:style style:name="T2" style:family="text">
      <style:text-properties officeooo:rsid="000d2d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c56e"/>
    </style:style>
    <style:style style:name="T5" style:family="text">
      <style:text-properties officeooo:rsid="0011dc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Basic commands:</text:h>
      <text:p text:style-name="P10"/>
      <text:h text:style-name="P11" text:outline-level="3">Create project:</text:h>
      <text:h text:style-name="P11" text:outline-level="3">Create app : python manage.py startapp &lt;apname &gt;</text:h>
      <text:p text:style-name="P9"><text:s/></text:p>
      <text:h text:style-name="P12" text:outline-level="3"/>
      <text:p text:style-name="P19">The directory where files are searched is the BASE_DIR , it is defined in settings.py and by default is the directory where “manage.py” file is present.</text:p>
      <text:p text:style-name="P19"/>
      <text:p text:style-name="P19">The DIR for templates is “&lt;appname&gt;/templates” by deafult, you can change/ add more directories by modifying TEMPLATES[‘DIR’] in setting.py</text:p>
      <text:p text:style-name="P19">if some template is not found in templates folder of one app, then it is searched in templates folder of another app. </text:p>
      <text:p text:style-name="P8"/>
      <text:h text:style-name="P12" text:outline-level="3">Admin.py</text:h>
      <text:list xml:id="list2409843128" text:style-name="L1">
        <text:list-item>
          <text:p text:style-name="P14">Used to execute commands of admin</text:p>
        </text:list-item>
        <text:list-item>
          <text:p text:style-name="P14">admin page seerveradd/admin</text:p>
        </text:list-item>
        <text:list-item>
          <text:p text:style-name="P14">python manage.py createsuperuser</text:p>
        </text:list-item>
      </text:list>
      <text:p text:style-name="P8"/>
      <text:h text:style-name="P13" text:outline-level="3">Models.py</text:h>
      <text:list xml:id="list1409025502" text:style-name="L2">
        <text:list-item>
          <text:p text:style-name="P16">Used to create model classes</text:p>
        </text:list-item>
        <text:list-item>
          <text:p text:style-name="P16">wheneve<text:span text:style-name="T1">r</text:span> changes are made to model.py, following commnads should be run</text:p>
          <text:list>
            <text:list-item>
              <text:p text:style-name="P16">python manage.py makemigrations</text:p>
            </text:list-item>
            <text:list-item>
              <text:p text:style-name="P16">python manage.py migrate</text:p>
            </text:list-item>
            <text:list-item>
              <text:p text:style-name="P17">objects of models can be created and accessed through admin</text:p>
            </text:list-item>
            <text:list-item>
              <text:p text:style-name="P18">objects created are stored in sql</text:p>
            </text:list-item>
            <text:list-item>
              <text:p text:style-name="P18">initial migration file is created which is compared with to know about changes</text:p>
            </text:list-item>
            <text:list-item>
              <text:p text:style-name="P18">fields of model can be used like, null , default,blank</text:p>
            </text:list-item>
          </text:list>
        </text:list-item>
      </text:list>
      <text:p text:style-name="P7"/>
      <text:p text:style-name="P7"><text:soft-page-break/>SHELL</text:p>
      <text:p text:style-name="P7"/>
      <text:p text:style-name="P7"><text:s/></text:p>
      <text:p text:style-name="P1">python manage.py shell used to execute admin commands from shell</text:p>
      <text:p text:style-name="P5">from .model import Product</text:p>
      <text:p text:style-name="P5">Product.objects.all()</text:p>
      <text:p text:style-name="P5">Product.objects.create(obj)</text:p>
      <text:p text:style-name="P5"/>
      <text:p text:style-name="P1"/>
      <text:p text:style-name="P6">Djangio enables url routing </text:p>
      <text:p text:style-name="P2"/>
      <text:p text:style-name="P2">HttpResponse / render is used to created pages in views.</text:p>
      <text:p text:style-name="P2">Context is sent to templates to show data</text:p>
      <text:p text:style-name="P3"><text:span text:style-name="T3">template context variables</text:span> can be accesed inside template with their key value</text:p>
      <text:p text:style-name="P2"><text:span text:style-name="T3">builtin template tags</text:span> are used in templates like extends, block , for , if , <text:span text:style-name="T2">include</text:span></text:p>
      <text:p text:style-name="P4"><text:span text:style-name="T3">builtin template filters </text:span>are used in templates like add, safe,upper , title, strip<text:span text:style-name="T4">tags,</text:span><text:span text:style-name="T5">slugify</text:span></text:p>
      <text:p text:style-name="P4">Filters can be stacked on eachother .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00:29:45.975020917</meta:creation-date>
    <dc:date>2022-04-16T08:21:50.993721694</dc:date>
    <meta:editing-duration>P1DT22H49M52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252" meta:character-count="1548" meta:non-whitespace-character-count="1334"/>
  </office:meta>
</office:document-meta>
</file>